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3.94cm" table:align="margins" style:shadow="none"/>
    </style:style>
    <style:style style:name="Tableau1.A" style:family="table-column">
      <style:table-column-properties style:column-width="2.533cm" style:rel-column-width="1436*"/>
    </style:style>
    <style:style style:name="Tableau1.B" style:family="table-column">
      <style:table-column-properties style:column-width="10.224cm" style:rel-column-width="5796*"/>
    </style:style>
    <style:style style:name="Tableau1.C" style:family="table-column">
      <style:table-column-properties style:column-width="3.082cm" style:rel-column-width="1747*"/>
    </style:style>
    <style:style style:name="Tableau1.D" style:family="table-column">
      <style:table-column-properties style:column-width="8.102cm" style:rel-column-width="4593*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fo:line-height="150%" fo:text-align="center" style:justify-single-word="fals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fo:line-height="150%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margin-top="0.101cm" fo:margin-bottom="0.101cm" fo:line-height="150%"/>
      <style:text-properties fo:language="en" fo:country="US"/>
    </style:style>
    <style:style style:name="P4" style:family="paragraph" style:parent-style-name="Table_20_Contents">
      <style:text-properties fo:font-size="10pt" fo:language="en" fo:country="US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OC 2015 Scoreca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Week</text:p>
          </table:table-cell>
          <table:table-cell table:style-name="Tableau1.A1" office:value-type="string">
            <text:p text:style-name="P2">Week objectives</text:p>
          </table:table-cell>
          <table:table-cell table:style-name="Tableau1.A1" office:value-type="string">
            <text:p text:style-name="P2">% of realization</text:p>
          </table:table-cell>
          <table:table-cell table:style-name="Tableau1.D1" office:value-type="string">
            <text:p text:style-name="P2">Difficulties encounter</text:p>
          </table:table-cell>
        </table:table-row>
        <table:table-row>
          <table:table-cell table:style-name="Tableau1.A2" office:value-type="string">
            <text:p text:style-name="P4">25 / 05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01 / 06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08 / 06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15 / 06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22 / 06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29 / 06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06 / 07 / 201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dèl Jiomekong</meta:initial-creator>
    <meta:creation-date>2015-05-18T15:17:37</meta:creation-date>
    <dc:date>2015-05-18T15:35:35</dc:date>
    <dc:creator>Fidèl Jiomekong</dc:creator>
    <meta:editing-duration>PT13M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12" meta:word-count="46" meta:character-count="174" meta:non-whitespace-character-count="140"/>
  </office:meta>
</office:document-meta>
</file>